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AssertionTests.methodCallOnNon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AssertionTest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AssertionTests.methodName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AssertionTests.perform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AssertionTests.handl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AssertionTests.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AssertionTests.method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